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09161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k bones in cult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4">
            <text:p>15.9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uruEtal2017,RosentauEtal2021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235">
            <text:p>1235</text:p>
          </table:table-cell>
          <table:table-cell table:style-name="ACE-0" office:value-type="string">
            <text:p>132; Vabaduse-2</text:p>
          </table:table-cell>
          <table:table-cell table:style-name="ACE-0" office:value-type="string">
            <text:p>Muru et al. 2017</text:p>
          </table:table-cell>
          <table:table-cell table:style-name="ACE-0" office:value-type="string">
            <text:p>Estonia; Tallinn; Vabad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30">
            <text:p>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09162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k bones in cult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4">
            <text:p>15.9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uruEtal2017,RosentauEtal2021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1236">
            <text:p>1236</text:p>
          </table:table-cell>
          <table:table-cell table:style-name="ACE-0" office:value-type="string">
            <text:p>133; Vabaduse-3</text:p>
          </table:table-cell>
          <table:table-cell table:style-name="ACE-0" office:value-type="string">
            <text:p>Muru et al. 2017</text:p>
          </table:table-cell>
          <table:table-cell table:style-name="ACE-0" office:value-type="string">
            <text:p>Estonia; Tallinn; Vabad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65">
            <text:p>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401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ild boar bones in cult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4">
            <text:p>15.9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LougasTomek2013,MuruEtal201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34">
            <text:p>1234</text:p>
          </table:table-cell>
          <table:table-cell table:style-name="ACE-0" office:value-type="string">
            <text:p>131; Vabaduse-1</text:p>
          </table:table-cell>
          <table:table-cell table:style-name="ACE-0" office:value-type="string">
            <text:p>Lõugas &amp; Tomek 2013 (as in Muru et al. 2017)</text:p>
          </table:table-cell>
          <table:table-cell table:style-name="ACE-0" office:value-type="string">
            <text:p>Estonia; Tallinn; Vabad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1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highest Litorina Sea shorel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.73">
            <text:p>21.7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MuruEtal201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37">
            <text:p>1237</text:p>
          </table:table-cell>
          <table:table-cell table:style-name="ACE-0" office:value-type="string">
            <text:p>1196; Litorina Sea highest shoreline</text:p>
          </table:table-cell>
          <table:table-cell table:style-name="ACE-0" office:value-type="string">
            <text:p>Saarse et al. 2003 (as in Muru et al. 2017)</text:p>
          </table:table-cell>
          <table:table-cell table:style-name="ACE-0" office:value-type="string">
            <text:p>Estonia; Tallin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650">
            <text:p>6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349</text:p>
          </table:table-cell>
          <table:table-cell table:style-name="ACE-0" office:value-type="float" office:value="59.460000000000001">
            <text:p>59.46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9980">
            <text:p>9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.710000000000001">
            <text:p>28.71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einsalu2000,MuruEtal2017,RosentauEtal2021</text:p>
          </table:table-cell>
          <table:table-cell table:style-name="ACE-0"/>
          <table:table-cell table:style-name="ACE-0" table:formula="of:=[.R5]+1" office:value-type="string" office:string-value="#REF!">
            <text:p>#REF!</text:p>
          </table:table-cell>
          <table:table-cell table:style-name="ACE-0" office:value-type="float" office:value="1208">
            <text:p>1208</text:p>
          </table:table-cell>
          <table:table-cell table:style-name="ACE-0" office:value-type="string">
            <text:p>97; Jõelähtme-1</text:p>
          </table:table-cell>
          <table:table-cell table:style-name="ACE-0" office:value-type="string">
            <text:p>Heinsalu 2000 (as in Muru et al. 2017)</text:p>
          </table:table-cell>
          <table:table-cell table:style-name="ACE-0" office:value-type="string">
            <text:p>Estonia; Tallinn; Jõelähtm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; Ancylus Lake stage</text:p>
          </table:table-cell>
          <table:table-cell table:style-name="ACE-0" office:value-type="float" office:value="11510">
            <text:p>11510</text:p>
          </table:table-cell>
          <table:table-cell table:style-name="ACE-0" office:value-type="float" office:value="455">
            <text:p>4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370</text:p>
          </table:table-cell>
          <table:table-cell table:style-name="ACE-0" office:value-type="float" office:value="59.460000000000001">
            <text:p>59.46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.760000000000002">
            <text:p>28.76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einsalu2000,MuruEtal2017,RosentauEtal2021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1210">
            <text:p>1210</text:p>
          </table:table-cell>
          <table:table-cell table:style-name="ACE-0" office:value-type="string">
            <text:p>99; Jõelähtme-3</text:p>
          </table:table-cell>
          <table:table-cell table:style-name="ACE-0" office:value-type="string">
            <text:p>Heinsalu 2000 (as in Muru et al. 2017)</text:p>
          </table:table-cell>
          <table:table-cell table:style-name="ACE-0" office:value-type="string">
            <text:p>Estonia; Tallinn; Jõelähtm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; Ancylus Lake stage</text:p>
          </table:table-cell>
          <table:table-cell table:style-name="ACE-0" office:value-type="float" office:value="10530">
            <text:p>1053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371</text:p>
          </table:table-cell>
          <table:table-cell table:style-name="ACE-0" office:value-type="float" office:value="59.460000000000001">
            <text:p>59.46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.66">
            <text:p>28.66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einsalu2000,MuruEtal2017,RosentauEtal2021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1209">
            <text:p>1209</text:p>
          </table:table-cell>
          <table:table-cell table:style-name="ACE-0" office:value-type="string">
            <text:p>98; Jõelähtme-2</text:p>
          </table:table-cell>
          <table:table-cell table:style-name="ACE-0" office:value-type="string">
            <text:p>Heinsalu 2000 (as in Muru et al. 2017)</text:p>
          </table:table-cell>
          <table:table-cell table:style-name="ACE-0" office:value-type="string">
            <text:p>Estonia; Tallinn; Jõelähtm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; Ancylus Lake stage</text:p>
          </table:table-cell>
          <table:table-cell table:style-name="ACE-0" office:value-type="float" office:value="10965">
            <text:p>10965</text:p>
          </table:table-cell>
          <table:table-cell table:style-name="ACE-0" office:value-type="float" office:value="260">
            <text:p>2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668</text:p>
          </table:table-cell>
          <table:table-cell table:style-name="ACE-0" office:value-type="float" office:value="59.469999999999999">
            <text:p>59.47</text:p>
          </table:table-cell>
          <table:table-cell table:style-name="ACE-0" office:value-type="float" office:value="24.98">
            <text:p>24.98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73">
            <text:p>19.73</text:p>
          </table:table-cell>
          <table:table-cell table:style-name="ACE-0" office:value-type="float" office:value="1.2510395677195825">
            <text:p>1.2510396</text:p>
          </table:table-cell>
          <table:table-cell table:style-name="ACE-0" office:value-type="float" office:value="1.2510395677195825">
            <text:p>1.2510395677195825</text:p>
          </table:table-cell>
          <table:table-cell table:style-name="ACE-0" office:value-type="string">
            <text:p>Saarsetal2006,MuruEtal2017,RosentauEtal2021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1217">
            <text:p>1217</text:p>
          </table:table-cell>
          <table:table-cell table:style-name="ACE-0" office:value-type="string">
            <text:p>107; Kroodi-1</text:p>
          </table:table-cell>
          <table:table-cell table:style-name="ACE-0" office:value-type="string">
            <text:p>Saarse et al. 2006 (as in Muru et al. 2017)</text:p>
          </table:table-cell>
          <table:table-cell table:style-name="ACE-0" office:value-type="string">
            <text:p>Estonia; Tallinn; Krood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15">
            <text:p>8515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390</text:p>
          </table:table-cell>
          <table:table-cell table:style-name="ACE-0" office:value-type="float" office:value="59.439999999999998">
            <text:p>59.44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98">
            <text:p>25.98</text:p>
          </table:table-cell>
          <table:table-cell table:style-name="ACE-0" office:value-type="float" office:value="0.5169139193328034">
            <text:p>0.5169139</text:p>
          </table:table-cell>
          <table:table-cell table:style-name="ACE-0" office:value-type="float" office:value="0.50029991005395957">
            <text:p>0.5002999100539596</text:p>
          </table:table-cell>
          <table:table-cell table:style-name="ACE-0" office:value-type="string">
            <text:p>Veski1998,MuruEtal201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21">
            <text:p>1221</text:p>
          </table:table-cell>
          <table:table-cell table:style-name="ACE-0" office:value-type="string">
            <text:p>116; Maardu-1</text:p>
          </table:table-cell>
          <table:table-cell table:style-name="ACE-0" office:value-type="string">
            <text:p>Veski 1998 (as in Muru et al. 2017)</text:p>
          </table:table-cell>
          <table:table-cell table:style-name="ACE-0" office:value-type="string">
            <text:p>Estonia; Tallinn; Maar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805">
            <text:p>10805</text:p>
          </table:table-cell>
          <table:table-cell table:style-name="ACE-0" office:value-type="float" office:value="365">
            <text:p>3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2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24.43">
            <text:p>24.43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43">
            <text:p>18.43</text:p>
          </table:table-cell>
          <table:table-cell table:style-name="ACE-0" office:value-type="float" office:value="0.54027770636960404">
            <text:p>0.5402777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SaarseEtal2009,MuruEtal2017,RosentauEtal2021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1233">
            <text:p>1233</text:p>
          </table:table-cell>
          <table:table-cell table:style-name="ACE-0" office:value-type="string">
            <text:p>130; Vääna-8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Vään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3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24.43">
            <text:p>24.43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43">
            <text:p>18.43</text:p>
          </table:table-cell>
          <table:table-cell table:style-name="ACE-0" office:value-type="float" office:value="0.54027770636960404">
            <text:p>0.5402777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SaarseEtal2009,MuruEtal2017,RosentauEtal2021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1232">
            <text:p>1232</text:p>
          </table:table-cell>
          <table:table-cell table:style-name="ACE-0" office:value-type="string">
            <text:p>129; Vääna-7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Vään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4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24.43">
            <text:p>24.43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lagoon onse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43">
            <text:p>18.43</text:p>
          </table:table-cell>
          <table:table-cell table:style-name="ACE-0" office:value-type="float" office:value="0.54110997033874741">
            <text:p>0.5411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SaarseEtal2009,MuruEtal2017,RosentauEtal2021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1231">
            <text:p>1231</text:p>
          </table:table-cell>
          <table:table-cell table:style-name="ACE-0" office:value-type="string">
            <text:p>128; Vääna-6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Vään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5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3">
            <text:p>2.73</text:p>
          </table:table-cell>
          <table:table-cell table:style-name="ACE-0" office:value-type="float" office:value="0.54110997033874741">
            <text:p>0.5411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4,MuruEtal2017,RosentauEtal2021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1207">
            <text:p>1207</text:p>
          </table:table-cell>
          <table:table-cell table:style-name="ACE-0" office:value-type="string">
            <text:p>96; Harku-4</text:p>
          </table:table-cell>
          <table:table-cell table:style-name="ACE-0" office:value-type="string">
            <text:p>Grudzinska et al. 2014 (as in Muru et al. 2017)</text:p>
          </table:table-cell>
          <table:table-cell table:style-name="ACE-0" office:value-type="string">
            <text:p>Estonia; Tallinn; Hark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 table:number-rows-repeated="43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6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0:4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